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Poppins-Regular" svg:font-family="Poppins-Regular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97aee" officeooo:paragraph-rsid="00297aee"/>
    </style:style>
    <style:style style:name="P2" style:family="paragraph" style:parent-style-name="Standard">
      <style:text-properties fo:color="#000000" officeooo:rsid="001c8290" officeooo:paragraph-rsid="001c8290"/>
    </style:style>
    <style:style style:name="P3" style:family="paragraph" style:parent-style-name="Standard">
      <style:paragraph-properties fo:text-align="center" style:justify-single-word="false"/>
      <style:text-properties fo:color="#000000" style:font-name="Arial" fo:font-size="20pt" fo:font-weight="bold" officeooo:rsid="003513d9" officeooo:paragraph-rsid="003513d9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Arial" fo:font-size="12pt" officeooo:rsid="001f2fac" officeooo:paragraph-rsid="0031636d" style:font-size-asian="12pt" style:font-size-complex="12pt"/>
    </style:style>
    <style:style style:name="P5" style:family="paragraph" style:parent-style-name="Standard">
      <style:text-properties style:font-name="Arial" fo:font-size="12pt" officeooo:rsid="001f2fac" officeooo:paragraph-rsid="001c8290" style:font-size-asian="12pt" style:font-size-complex="12pt"/>
    </style:style>
    <style:style style:name="P6" style:family="paragraph" style:parent-style-name="Standard">
      <style:text-properties style:font-name="Arial" fo:font-size="12pt" officeooo:rsid="0031636d" officeooo:paragraph-rsid="0031636d" style:font-size-asian="12pt" style:font-size-complex="12pt"/>
    </style:style>
    <style:style style:name="P7" style:family="paragraph" style:parent-style-name="Standard">
      <style:text-properties style:font-name="Arial" fo:font-size="12pt" officeooo:rsid="0032828a" officeooo:paragraph-rsid="0032828a" style:font-size-asian="12pt" style:font-size-complex="12pt"/>
    </style:style>
    <style:style style:name="P8" style:family="paragraph" style:parent-style-name="Standard">
      <style:text-properties style:font-name="Arial" fo:font-size="12pt" officeooo:rsid="00354ae3" officeooo:paragraph-rsid="00354ae3" style:font-size-asian="12pt" style:font-size-complex="12pt"/>
    </style:style>
    <style:style style:name="P9" style:family="paragraph" style:parent-style-name="Standard">
      <style:text-properties fo:font-variant="normal" fo:text-transform="none" fo:color="#1f1f1f" style:font-name="Arial" fo:font-size="12pt" fo:letter-spacing="normal" fo:font-style="normal" fo:font-weight="normal" officeooo:paragraph-rsid="00202edf" style:font-size-asian="12pt" style:font-size-complex="12pt"/>
    </style:style>
    <style:style style:name="P10" style:family="paragraph" style:parent-style-name="Standard">
      <style:text-properties fo:font-variant="normal" fo:text-transform="none" fo:color="#000000" style:font-name="Poppins-Regular" fo:font-size="10.8000001907349pt" fo:letter-spacing="normal" fo:font-style="normal" fo:font-weight="bold" officeooo:rsid="001c8290" officeooo:paragraph-rsid="001c8290" style:font-weight-asian="bold" style:font-weight-complex="bold"/>
    </style:style>
    <style:style style:name="P11" style:family="paragraph" style:parent-style-name="Text_20_body">
      <style:paragraph-properties fo:margin-top="0cm" fo:margin-bottom="0cm" loext:contextual-spacing="false" fo:orphans="2" fo:widows="2"/>
      <style:text-properties officeooo:rsid="002fddf2" officeooo:paragraph-rsid="002fddf2"/>
    </style:style>
    <style:style style:name="P12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Arial" fo:font-size="12pt" fo:letter-spacing="normal" fo:font-style="normal" fo:font-weight="bold" officeooo:rsid="002fddf2" officeooo:paragraph-rsid="002fddf2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Arial" fo:font-size="12pt" fo:letter-spacing="normal" fo:font-style="normal" fo:font-weight="normal" officeooo:rsid="00303a3c" officeooo:paragraph-rsid="00303a3c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Arial" fo:font-size="12pt" fo:letter-spacing="normal" fo:font-style="normal" fo:font-weight="normal" officeooo:rsid="0031636d" officeooo:paragraph-rsid="0031636d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Arial" fo:font-size="12pt" fo:letter-spacing="normal" fo:font-style="normal" fo:font-weight="normal" officeooo:rsid="002fddf2" officeooo:paragraph-rsid="002fddf2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Arial" fo:font-size="12pt" fo:letter-spacing="normal" fo:font-style="normal" fo:font-weight="normal" officeooo:rsid="002fddf2" officeooo:paragraph-rsid="00303a3c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Arial" fo:font-size="12pt" fo:letter-spacing="normal" fo:font-style="normal" fo:font-weight="normal" officeooo:rsid="0037cae4" officeooo:paragraph-rsid="0037cae4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top="0cm" fo:margin-bottom="0cm" loext:contextual-spacing="false" fo:orphans="2" fo:widows="2"/>
      <style:text-properties style:font-name="Arial" fo:font-size="12pt" officeooo:rsid="0031636d" officeooo:paragraph-rsid="0031636d" style:font-size-asian="12pt" style:font-size-complex="12pt"/>
    </style:style>
    <style:style style:name="P19" style:family="paragraph" style:parent-style-name="Text_20_body">
      <style:paragraph-properties fo:margin-top="0cm" fo:margin-bottom="0cm" loext:contextual-spacing="false" fo:orphans="2" fo:widows="2"/>
      <style:text-properties style:font-name="Arial" fo:font-size="12pt" fo:font-weight="normal" officeooo:rsid="0031636d" officeooo:paragraph-rsid="0031636d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top="0cm" fo:margin-bottom="0cm" loext:contextual-spacing="false" fo:orphans="2" fo:widows="2"/>
      <style:text-properties style:font-name="Arial" fo:font-size="12pt" fo:font-weight="normal" officeooo:rsid="002fddf2" officeooo:paragraph-rsid="00303a3c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top="0cm" fo:margin-bottom="0cm" loext:contextual-spacing="false" fo:orphans="2" fo:widows="2"/>
      <style:text-properties fo:color="#000000" style:font-name="Arial" fo:font-size="12pt" officeooo:rsid="002fddf2" officeooo:paragraph-rsid="002fddf2" style:font-size-asian="12pt" style:font-size-complex="12pt"/>
    </style:style>
    <style:style style:name="P22" style:family="paragraph" style:parent-style-name="Standard">
      <style:paragraph-properties fo:margin-top="0cm" fo:margin-bottom="0cm" loext:contextual-spacing="false" fo:orphans="2" fo:widows="2"/>
      <style:text-properties fo:font-variant="normal" fo:text-transform="none" fo:color="#000000" style:font-name="Arial" fo:font-size="12pt" fo:letter-spacing="normal" fo:font-style="normal" fo:font-weight="normal" officeooo:rsid="001f2fac" officeooo:paragraph-rsid="0031636d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orphans="2" fo:widows="2"/>
      <style:text-properties fo:font-variant="normal" fo:text-transform="none" fo:color="#1f1f1f" style:font-name="Arial" fo:font-size="12pt" fo:letter-spacing="normal" fo:font-style="normal" fo:font-weight="normal" style:font-size-asian="12pt" style:font-size-complex="12pt"/>
    </style:style>
    <style:style style:name="P24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25" style:family="paragraph" style:parent-style-name="Text_20_body" style:list-style-name="L1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 loext:padding="0cm" loext:border="none"/>
    </style:style>
    <style:style style:name="P26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Arial" fo:font-size="12pt" fo:letter-spacing="normal" fo:font-style="normal" fo:font-weight="normal" officeooo:rsid="003513d9" officeooo:paragraph-rsid="0039e0ac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Arial" fo:font-size="12pt" fo:letter-spacing="normal" fo:font-style="normal" fo:font-weight="normal" officeooo:rsid="002fddf2" officeooo:paragraph-rsid="0039e0ac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Arial" fo:font-size="12pt" fo:letter-spacing="normal" fo:font-style="normal" fo:font-weight="normal" officeooo:rsid="0039e0ac" officeooo:paragraph-rsid="0039e0ac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fo:color="#000000" style:font-name="Arial" fo:font-size="12pt" fo:letter-spacing="normal" fo:font-style="normal" fo:font-weight="bold" style:font-size-asian="12pt" style:font-size-complex="12pt" loext:padding="0cm" loext:border="none"/>
    </style:style>
    <style:style style:name="T3" style:family="text">
      <style:text-properties fo:font-variant="normal" fo:text-transform="none" fo:color="#000000" style:font-name="Arial" fo:font-size="12pt" fo:letter-spacing="normal" fo:font-style="normal" fo:font-weight="normal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000000" fo:letter-spacing="normal" fo:font-style="normal"/>
    </style:style>
    <style:style style:name="T5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000000" fo:letter-spacing="normal" fo:font-style="normal" fo:font-weight="normal" officeooo:rsid="0032828a" style:font-weight-asian="normal" style:font-weight-complex="normal"/>
    </style:style>
    <style:style style:name="T7" style:family="text">
      <style:text-properties fo:font-variant="normal" fo:text-transform="none" fo:color="#000000" fo:letter-spacing="normal" fo:font-style="normal" fo:font-weight="normal" officeooo:rsid="003513d9" style:font-weight-asian="normal" style:font-weight-complex="normal"/>
    </style:style>
    <style:style style:name="T8" style:family="text">
      <style:text-properties fo:font-variant="normal" fo:text-transform="none" fo:color="#000000" fo:letter-spacing="normal" fo:font-style="normal" officeooo:rsid="00303a3c"/>
    </style:style>
    <style:style style:name="T9" style:family="text">
      <style:text-properties fo:font-variant="normal" fo:text-transform="none" fo:color="#000000" fo:letter-spacing="normal" fo:font-style="normal" officeooo:rsid="003513d9"/>
    </style:style>
    <style:style style:name="T10" style:family="text">
      <style:text-properties fo:font-variant="normal" fo:text-transform="none" fo:color="#000000" fo:letter-spacing="normal" fo:font-style="normal" officeooo:rsid="00354ae3"/>
    </style:style>
    <style:style style:name="T11" style:family="text">
      <style:text-properties fo:font-variant="normal" fo:text-transform="none" fo:color="#000000" fo:letter-spacing="normal" fo:font-style="normal" officeooo:rsid="0037cae4"/>
    </style:style>
    <style:style style:name="T12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1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4" style:family="text">
      <style:text-properties officeooo:rsid="0033addb"/>
    </style:style>
    <style:style style:name="T15" style:family="text">
      <style:text-properties officeooo:rsid="0034f024"/>
    </style:style>
    <style:style style:name="T16" style:family="text">
      <style:text-properties officeooo:rsid="003513d9"/>
    </style:style>
    <style:style style:name="T17" style:family="text">
      <style:text-properties officeooo:rsid="00366c2a"/>
    </style:style>
    <style:style style:name="T18" style:family="text">
      <style:text-properties officeooo:rsid="0039e0ac"/>
    </style:style>
    <style:style style:name="T19" style:family="text">
      <style:text-properties officeooo:rsid="0037cae4"/>
    </style:style>
    <style:style style:name="T20" style:family="text">
      <style:text-properties officeooo:rsid="00303a3c"/>
    </style:style>
    <style:style style:name="T21" style:family="text">
      <style:text-properties fo:font-weight="bold" officeooo:rsid="0039e0ac" style:font-weight-asian="bold" style:font-weight-complex="bold"/>
    </style:style>
    <style:style style:name="T22" style:family="text">
      <style:text-properties fo:font-weight="bold" officeooo:rsid="00366c2a" style:font-weight-asian="bold" style:font-weight-complex="bold"/>
    </style:style>
    <style:style style:name="T23" style:family="text">
      <style:text-properties fo:font-weight="bold" officeooo:rsid="0037cae4" style:font-weight-asian="bold" style:font-weight-complex="bold"/>
    </style:style>
    <style:style style:name="T24" style:family="text">
      <style:text-properties fo:font-weight="bold" officeooo:rsid="003af824" style:font-weight-asian="bold" style:font-weight-complex="bold"/>
    </style:style>
    <style:style style:name="T25" style:family="text">
      <style:text-properties officeooo:rsid="003af824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JEU DE PUISSANCE4</text:p>
      <text:p text:style-name="P2"/>
      <text:p text:style-name="P10"/>
      <text:p text:style-name="P12">DESCRIPTION DU JEU</text:p>
      <text:p text:style-name="P15">Le plateau du jeu et ses 42 emplacements pour jetons répartis en 6 lignes et 7 colonnes</text:p>
      <text:list xml:id="list1987421440" text:style-name="L1">
        <text:list-item>
          <text:p text:style-name="P25">42 jetons de 2 couleurs différentes</text:p>
        </text:list-item>
        <text:list-item>
          <text:p text:style-name="P25">Être 2 joueurs</text:p>
        </text:list-item>
      </text:list>
      <text:p text:style-name="P11"><text:span text:style-name="T3">Pour commencer une </text:span><text:span text:style-name="Strong_20_Emphasis"><text:span text:style-name="T2">partie de puissance 4</text:span></text:span><text:span text:style-name="T3">, on désigne le premier joueur. Celui-ci met un de ses jetons de couleur dans l’une des colonnes de son choix. Le jeton tombe alors en bas de la colonne.</text:span><text:span text:style-name="T1"> </text:span></text:p>
      <text:p text:style-name="P21"><text:span text:style-name="T12">Le deuxième joueur insère à son tour son jeton, de l’autre couleur dans la colonne de son choix. Et ainsi de suite jusqu’à obtenir une rangée de 4 jetons de même couleur.</text:span><text:span text:style-name="T13"> </text:span></text:p>
      <text:p text:style-name="P11"><text:span text:style-name="T3">Pour </text:span><text:span text:style-name="Strong_20_Emphasis"><text:span text:style-name="T2">gagner une partie de puissance 4</text:span></text:span><text:span text:style-name="T3">, il suffit d’être le premier à aligner 4 jetons de sa couleur horizontalement, verticalement et diagonalement.</text:span></text:p>
      <text:p text:style-name="P24">Si lors d’une partie, tous les jetons sont joués sans qu’il y est d’alignement de jetons, la partie est déclaré nulle.</text:p>
      <text:p text:style-name="P12"/>
      <text:p text:style-name="P12">DESCRIPTION ALGORITHMES</text:p>
      <text:p text:style-name="P13">Utiliser un scanner pour la saisie des choix des joueurs</text:p>
      <text:p text:style-name="P14"><text:span text:style-name="T16">D</text:span>emander les prénoms des joueurs</text:p>
      <text:p text:style-name="P18"><text:span text:style-name="T7">C</text:span><text:span text:style-name="T5">hoisir aléatoirement le jo</text:span><text:span text:style-name="T6">u</text:span><text:span text:style-name="T5">eur qui commence</text:span></text:p>
      <text:p text:style-name="P19"><text:span text:style-name="T9">C</text:span><text:span text:style-name="T8">réer</text:span><text:span text:style-name="T4"> un plateau avec 6 lignes et 7 colonnes</text:span></text:p>
      <text:p text:style-name="P4"><text:span text:style-name="T16">T</text:span>ant qu’aucun joueur n’a <text:span text:style-name="T16">pas</text:span> gagné</text:p>
      <text:p text:style-name="P6">chaque joueur joue chacun son tour</text:p>
      <text:p text:style-name="P6">les jetons sont placés dans le plateau</text:p>
      <text:p text:style-name="P8">A chaque coup joué on vérifie si il y a un gagnant</text:p>
      <text:p text:style-name="P7">Pour gagner il faut aligner 4 jetons de façon vertical<text:span text:style-name="T14">e</text:span> horizontal<text:span text:style-name="T14">e</text:span> ou diagonal<text:span text:style-name="T14">e</text:span></text:p>
      <text:p text:style-name="P7">La partie est terminée quand un joueur a gagn<text:span text:style-name="T15">é ou quand le plateau est plein.</text:span></text:p>
      <text:p text:style-name="P4"/>
      <text:p text:style-name="P22"/>
      <text:p text:style-name="P12">LA NOTICE D’UTILISATION</text:p>
      <text:p text:style-name="P16">Une méthode <text:span text:style-name="T21">demanderPrenomJoueurs</text:span> qui demande les prénoms des joueurs</text:p>
      <text:p text:style-name="P16">Une méthode <text:span text:style-name="T21">choisirJoueurAleatoire</text:span> qui choisit aléatoirement le joueur qui commence</text:p>
      <text:p text:style-name="P16">Une méthode <text:span text:style-name="T21">afficherPlateau</text:span><text:span text:style-name="T18"> </text:span>qui affiche le plateau </text:p>
      <text:p text:style-name="P20"><text:span text:style-name="T4"><text:tab/></text:span><text:span text:style-name="T8">tableau à deux dimensions </text:span><text:span text:style-name="T10">6 lignes</text:span><text:span text:style-name="T8"> et 7 </text:span><text:span text:style-name="T10">colonnes</text:span></text:p>
      <text:p text:style-name="P26">Une <text:span text:style-name="T17">méthode </text:span><text:span text:style-name="T22">plateauPlein</text:span> qui vérifie si le plateau est plein</text:p>
      <text:p text:style-name="P27"><text:span text:style-name="T19">2</text:span> méthode<text:span text:style-name="T19">s </text:span><text:span text:style-name="T23">cherche4lignes1</text:span><text:span text:style-name="T19"> et </text:span><text:span text:style-name="T23">cherche4lignes</text:span> qui <text:span text:style-name="T20">vérifie si un des deux joueurs à gagner</text:span></text:p>
      <text:p text:style-name="P28">Une méthode <text:span text:style-name="T24">verifierColonne</text:span><text:span text:style-name="T25"> </text:span>qui vérifie si la saisie de la colonne est bonne</text:p>
      <text:p text:style-name="P16"><text:span text:style-name="T18">1</text:span> méthode <text:span text:style-name="T24">jouerCoup</text:span> qui place les jetons de chaque joueurs dans le plateau</text:p>
      <text:p text:style-name="P20"><text:span text:style-name="T4"><text:tab/></text:span><text:span text:style-name="T8">pour le joueur 1 affiche 1</text:span></text:p>
      <text:p text:style-name="P13"><text:tab/>pour le joueur 2 affiche 2</text:p>
      <text:p text:style-name="P20"><text:span text:style-name="T8"/></text:p>
      <text:p text:style-name="P17">Dans le main, une boucle permet que la partie continue tant qu’il n’y a pas de gagnant ou tant que le plateau n’est pas plein</text:p>
      <text:p text:style-name="P12"><text:soft-page-break/></text:p>
      <text:p text:style-name="P5"/>
      <text:p text:style-name="P9"/>
      <text:p text:style-name="P23"/>
      <text:p text:style-name="P2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Poppins-Regular" svg:font-family="Poppins-Regular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09:32:39.132000000</meta:creation-date>
    <dc:date>2019-11-08T12:45:22.027000000</dc:date>
    <meta:editing-duration>PT6H1M9S</meta:editing-duration>
    <meta:editing-cycles>14</meta:editing-cycles>
    <meta:generator>LibreOffice/6.2.4.2$Windows_X86_64 LibreOffice_project/2412653d852ce75f65fbfa83fb7e7b669a126d64</meta:generator>
    <meta:document-statistic meta:table-count="0" meta:image-count="0" meta:object-count="0" meta:page-count="2" meta:paragraph-count="32" meta:word-count="362" meta:character-count="2068" meta:non-whitespace-character-count="1734"/>
  </office:meta>
</office:document-meta>
</file>